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MSFontService', apple-system, Roboto, Arial, Helvetica, sans-serif, serif, Emoji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ptos" fo:font-size="12pt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23046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023046" officeooo:paragraph-rsid="00023046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Aptos" fo:font-size="12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42424" loext:opacity="100%" style:font-name="Aptos" fo:font-size="12pt" fo:letter-spacing="normal" fo:font-style="normal" fo:font-weight="normal" officeooo:rsid="00023046" officeooo:paragraph-rsid="00023046" loext:padding="0cm" loext:border="none"/>
    </style:style>
    <style:style style:name="T1" style:family="text">
      <style:text-properties style:font-name="Aptos" fo:font-size="12pt"/>
    </style:style>
    <style:style style:name="T2" style:family="text">
      <style:text-properties style:font-name="Aptos" fo:font-size="12pt" officeooo:rsid="00023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io.*;</text:p>
      <text:p text:style-name="P1">import java.util.*;</text:p>
      <text:p text:style-name="P1"/>
      <text:p text:style-name="P1">class StudentRecordSystem {</text:p>
      <text:p text:style-name="P2"><text:s/><text:span text:style-name="T1">static Scanner sc = new Scanner(System.in);</text:span></text:p>
      <text:p text:style-name="P2"><text:span text:style-name="T1">static String filename = "students.txt";</text:span></text:p>
      <text:p text:style-name="P1"/>
      <text:p text:style-name="P2"><text:s/><text:span text:style-name="T1">// Create new records (overwrite file)</text:span></text:p>
      <text:p text:style-name="P2"><text:s/><text:span text:style-name="T1">public static void create() throws IOException {</text:span></text:p>
      <text:p text:style-name="P2"><text:s/><text:span text:style-name="T1">FileWriter fw = new FileWriter(filename, false);</text:span></text:p>
      <text:p text:style-name="P2"><text:span text:style-name="T1">System.out.print("Enter number of students: ");</text:span></text:p>
      <text:p text:style-name="P2"><text:span text:style-name="T1">int n = sc.nextInt();</text:span></text:p>
      <text:p text:style-name="P2"><text:span text:style-name="T1">sc.nextLine();</text:span></text:p>
      <text:p text:style-name="P2"><text:span text:style-name="T2">f</text:span><text:span text:style-name="T1">or (int i = 0; i &lt; n; i++) {</text:span></text:p>
      <text:p text:style-name="P2"><text:span text:style-name="T1">System.out.print("Enter ID: ");</text:span></text:p>
      <text:p text:style-name="P2"><text:span text:style-name="T1">String id = sc.nextLine();</text:span></text:p>
      <text:p text:style-name="P2"><text:s/><text:span text:style-name="T1">System.out.print("Enter Name: ");</text:span></text:p>
      <text:p text:style-name="P2"><text:span text:style-name="T2">S</text:span><text:span text:style-name="T1">tring name = sc.nextLine();</text:span></text:p>
      <text:p text:style-name="P3"><text:span text:style-name="T1">System.out.print("Enter Dept: ");</text:span></text:p>
      <text:p text:style-name="P3"><text:span text:style-name="T1">String dept = sc.nextLine();</text:span></text:p>
      <text:p text:style-name="P2"><text:s/><text:span text:style-name="T1">fw.write(id + "," + name + "," + dept + "\n");</text:span></text:p>
      <text:p text:style-name="P2"><text:span text:style-name="T1">}</text:span></text:p>
      <text:p text:style-name="P2"><text:span text:style-name="T1">fw.close();</text:span></text:p>
      <text:p text:style-name="P2"><text:s/><text:span text:style-name="T1">System.out.println("Records created successfully.");</text:span></text:p>
      <text:p text:style-name="P2"><text:s/><text:span text:style-name="T1">}</text:span></text:p>
      <text:p text:style-name="P1"/>
      <text:p text:style-name="P2">    <text:span text:style-name="T1">// Read all records</text:span></text:p>
      <text:p text:style-name="P2">    <text:span text:style-name="T1">public static void read() throws IOException {</text:span></text:p>
      <text:p text:style-name="P2">        <text:span text:style-name="T1">BufferedReader br = new BufferedReader(new FileReader(filename));</text:span></text:p>
      <text:p text:style-name="P2">        <text:span text:style-name="T1">String line;</text:span></text:p>
      <text:p text:style-name="P2">        <text:span text:style-name="T1">System.out.println("\n--- Student Records ---");</text:span></text:p>
      <text:p text:style-name="P2">        <text:span text:style-name="T1">while ((line = br.readLine()) != null) {</text:span></text:p>
      <text:p text:style-name="P2">            <text:span text:style-name="T1">System.out.println(line);</text:span></text:p>
      <text:p text:style-name="P2">        <text:span text:style-name="T1">}</text:span></text:p>
      <text:p text:style-name="P2">        <text:span text:style-name="T1">br.close();</text:span></text:p>
      <text:p text:style-name="P2">    <text:span text:style-name="T1">}</text:span></text:p>
      <text:p text:style-name="P1"/>
      <text:p text:style-name="P2">    <text:span text:style-name="T1">// Append new records</text:span></text:p>
      <text:p text:style-name="P2">    <text:span text:style-name="T1">public static void append() throws IOException {</text:span></text:p>
      <text:p text:style-name="P2">        <text:span text:style-name="T1">FileWriter fw = new FileWriter(filename, true);</text:span></text:p>
      <text:p text:style-name="P2">        <text:span text:style-name="T1">System.out.print("Enter ID: ");</text:span></text:p>
      <text:p text:style-name="P2">        <text:span text:style-name="T1">sc.nextLine();</text:span></text:p>
      <text:p text:style-name="P2">        <text:span text:style-name="T1">String id = sc.nextLine();</text:span></text:p>
      <text:p text:style-name="P2">        <text:span text:style-name="T1">System.out.print("Enter Name: ");</text:span></text:p>
      <text:p text:style-name="P2">        <text:span text:style-name="T1">String name = sc.nextLine();</text:span></text:p>
      <text:p text:style-name="P2">        <text:span text:style-name="T1">System.out.print("Enter Dept: ");</text:span></text:p>
      <text:p text:style-name="P2">        <text:span text:style-name="T1">String dept = sc.nextLine();</text:span></text:p>
      <text:p text:style-name="P2">        <text:span text:style-name="T1">fw.write(id + "," + name + "," + dept + "\n");</text:span></text:p>
      <text:p text:style-name="P2">        <text:span text:style-name="T1">fw.close();</text:span></text:p>
      <text:p text:style-name="P2">        <text:span text:style-name="T1">System.out.println("Record appended successfully.");</text:span></text:p>
      <text:p text:style-name="P2">    <text:span text:style-name="T1">}</text:span></text:p>
      <text:p text:style-name="P1"><text:soft-page-break/></text:p>
      <text:p text:style-name="P2">    <text:span text:style-name="T1">// Update a record</text:span></text:p>
      <text:p text:style-name="P2">    <text:span text:style-name="T1">public static void update() throws IOException {</text:span></text:p>
      <text:p text:style-name="P2">        <text:span text:style-name="T1">System.out.print("Enter Student ID to update: ");</text:span></text:p>
      <text:p text:style-name="P2">        <text:span text:style-name="T1">sc.nextLine();</text:span></text:p>
      <text:p text:style-name="P2">        <text:span text:style-name="T1">String searchId = sc.nextLine();</text:span></text:p>
      <text:p text:style-name="P1"/>
      <text:p text:style-name="P2">        <text:span text:style-name="T1">File inputFile = new File(filename);</text:span></text:p>
      <text:p text:style-name="P2">        <text:span text:style-name="T1">File tempFile = new File("temp.txt");</text:span></text:p>
      <text:p text:style-name="P1"/>
      <text:p text:style-name="P2">        <text:span text:style-name="T1">BufferedReader br = new BufferedReader(new FileReader(inputFile));</text:span></text:p>
      <text:p text:style-name="P2">        <text:span text:style-name="T1">BufferedWriter bw = new BufferedWriter(new FileWriter(tempFile));</text:span></text:p>
      <text:p text:style-name="P1"/>
      <text:p text:style-name="P2">        <text:span text:style-name="T1">String line;</text:span></text:p>
      <text:p text:style-name="P2">        <text:span text:style-name="T1">boolean found = false;</text:span></text:p>
      <text:p text:style-name="P1"/>
      <text:p text:style-name="P2">        <text:span text:style-name="T1">while ((line = br.readLine()) != null) {</text:span></text:p>
      <text:p text:style-name="P2">            <text:span text:style-name="T1">String[] data = line.split(",");</text:span></text:p>
      <text:p text:style-name="P2">            <text:span text:style-name="T1">if (data[0].equals(searchId)) {</text:span></text:p>
      <text:p text:style-name="P2">                <text:span text:style-name="T1">found = true;</text:span></text:p>
      <text:p text:style-name="P2">                <text:span text:style-name="T1">System.out.print("Enter new Name: ");</text:span></text:p>
      <text:p text:style-name="P2">                <text:span text:style-name="T1">String newName = sc.nextLine();</text:span></text:p>
      <text:p text:style-name="P2">                <text:span text:style-name="T1">System.out.print("Enter new Dept: ");</text:span></text:p>
      <text:p text:style-name="P2">                <text:span text:style-name="T1">String newDept = sc.nextLine();</text:span></text:p>
      <text:p text:style-name="P2">                <text:span text:style-name="T1">bw.write(searchId + "," + newName + "," + newDept + "\n");</text:span></text:p>
      <text:p text:style-name="P2">            <text:span text:style-name="T1">} else {</text:span></text:p>
      <text:p text:style-name="P2">                <text:span text:style-name="T1">bw.write(line + "\n");</text:span></text:p>
      <text:p text:style-name="P2">            <text:span text:style-name="T1">}</text:span></text:p>
      <text:p text:style-name="P2">        <text:span text:style-name="T1">}</text:span></text:p>
      <text:p text:style-name="P2">        <text:span text:style-name="T1">br.close();</text:span></text:p>
      <text:p text:style-name="P2">        <text:span text:style-name="T1">bw.close();</text:span></text:p>
      <text:p text:style-name="P1"/>
      <text:p text:style-name="P2">        <text:span text:style-name="T1">inputFile.delete();</text:span></text:p>
      <text:p text:style-name="P2">        <text:span text:style-name="T1">tempFile.renameTo(inputFile);</text:span></text:p>
      <text:p text:style-name="P1"/>
      <text:p text:style-name="P2">        <text:span text:style-name="T1">if (found)</text:span></text:p>
      <text:p text:style-name="P2">            <text:span text:style-name="T1">System.out.println("Record updated successfully.");</text:span></text:p>
      <text:p text:style-name="P2">        <text:span text:style-name="T1">else</text:span></text:p>
      <text:p text:style-name="P2">            <text:span text:style-name="T1">System.out.println("Student ID not found.");</text:span></text:p>
      <text:p text:style-name="P2">    <text:span text:style-name="T1">}</text:span></text:p>
      <text:p text:style-name="P1"/>
      <text:p text:style-name="P2">    <text:span text:style-name="T1">public static void main(String[] args) throws IOException {</text:span></text:p>
      <text:p text:style-name="P2">        <text:span text:style-name="T1">while (true) {</text:span></text:p>
      <text:p text:style-name="P2">            <text:span text:style-name="T1">System.out.println("\n--- Student Record Management ---");</text:span></text:p>
      <text:p text:style-name="P2">            <text:span text:style-name="T1">System.out.println("1. Create Records");</text:span></text:p>
      <text:p text:style-name="P2">            <text:span text:style-name="T1">System.out.println("2. Read Records");</text:span></text:p>
      <text:p text:style-name="P2">            <text:span text:style-name="T1">System.out.println("3. Append Record");</text:span></text:p>
      <text:p text:style-name="P2">            <text:span text:style-name="T1">System.out.println("4. Update Record");</text:span></text:p>
      <text:p text:style-name="P2">            <text:span text:style-name="T1">System.out.println("5. Exit");</text:span></text:p>
      <text:p text:style-name="P2">            <text:span text:style-name="T1">System.out.print("Enter your choice: ");</text:span></text:p>
      <text:p text:style-name="P2">            <text:span text:style-name="T1">int choice = sc.nextInt();</text:span></text:p>
      <text:p text:style-name="P1"><text:soft-page-break/></text:p>
      <text:p text:style-name="P2">            <text:span text:style-name="T1">switch (choice) {</text:span></text:p>
      <text:p text:style-name="P2">                <text:span text:style-name="T1">case 1: create(); break;</text:span></text:p>
      <text:p text:style-name="P2">                <text:span text:style-name="T1">case 2: read(); break;</text:span></text:p>
      <text:p text:style-name="P2">                <text:span text:style-name="T1">case 3: append(); break;</text:span></text:p>
      <text:p text:style-name="P2">                <text:span text:style-name="T1">case 4: update(); break;</text:span></text:p>
      <text:p text:style-name="P2">                <text:span text:style-name="T1">case 5: System.out.println("Exiting..."); return;</text:span></text:p>
      <text:p text:style-name="P2">                <text:span text:style-name="T1">default: System.out.println("Invalid choice.");</text:span></text:p>
      <text:p text:style-name="P2">            <text:span text:style-name="T1">}</text:span></text:p>
      <text:p text:style-name="P2">        <text:span text:style-name="T1">}</text:span></text:p>
      <text:p text:style-name="P2">    <text:span text:style-name="T1">}</text:span></text:p>
      <text:p text:style-name="P1">}</text:p>
      <text:p text:style-name="P1"/>
      <text:p text:style-name="P1"/>
      <text:p text:style-name="P4">Output</text:p>
      <text:p text:style-name="P6">---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1</text:p>
      <text:p text:style-name="P5">Enter number of students: 2</text:p>
      <text:p text:style-name="P5">Enter ID: 101</text:p>
      <text:p text:style-name="P5">Enter Name: Ravi</text:p>
      <text:p text:style-name="P5">Enter Dept: CSE</text:p>
      <text:p text:style-name="P5">Enter ID: 102</text:p>
      <text:p text:style-name="P5">Enter Name: Priya</text:p>
      <text:p text:style-name="P5">Enter Dept: ECE</text:p>
      <text:p text:style-name="P5">Records created successfully.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2</text:p>
      <text:p text:style-name="P5"/>
      <text:p text:style-name="P5">--- Student Records ---</text:p>
      <text:p text:style-name="P5">101,Ravi,CSE</text:p>
      <text:p text:style-name="P5">102,Priya,ECE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3</text:p>
      <text:p text:style-name="P5">Enter ID: 103</text:p>
      <text:p text:style-name="P5">Enter Name: Karthik</text:p>
      <text:p text:style-name="P5"><text:soft-page-break/>Enter Dept: IT</text:p>
      <text:p text:style-name="P5">Record appended successfully.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2</text:p>
      <text:p text:style-name="P5"/>
      <text:p text:style-name="P5">--- Student Records ---</text:p>
      <text:p text:style-name="P5">101,Ravi,CSE</text:p>
      <text:p text:style-name="P5">102,Priya,ECE</text:p>
      <text:p text:style-name="P5">103,Karthik,IT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4</text:p>
      <text:p text:style-name="P5">Enter Student ID to update: 102</text:p>
      <text:p text:style-name="P5">Enter new Name: Priya Sharma</text:p>
      <text:p text:style-name="P5">Enter new Dept: AI</text:p>
      <text:p text:style-name="P5">Record updated successfully.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2</text:p>
      <text:p text:style-name="P5"/>
      <text:p text:style-name="P5">--- Student Records ---</text:p>
      <text:p text:style-name="P5">101,Ravi,CSE</text:p>
      <text:p text:style-name="P5">102,Priya Sharma,AI</text:p>
      <text:p text:style-name="P5">103,Karthik,IT</text:p>
      <text:p text:style-name="P5"/>
      <text:p text:style-name="P5">--- Student Record Management ---</text:p>
      <text:p text:style-name="P5">1. Create Records</text:p>
      <text:p text:style-name="P5">2. Read Records</text:p>
      <text:p text:style-name="P5">3. Append Record</text:p>
      <text:p text:style-name="P5">4. Update Record</text:p>
      <text:p text:style-name="P5">5. Exit</text:p>
      <text:p text:style-name="P5">Enter your choice: 5</text:p>
      <text:p text:style-name="P5">Exiting..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MSFontService', apple-system, Roboto, Arial, Helvetica, sans-serif, serif, Emoji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4:51:02.078442695</meta:creation-date>
    <dc:date>2025-09-06T14:54:08.638773391</dc:date>
    <meta:editing-duration>PT3M11S</meta:editing-duration>
    <meta:editing-cycles>1</meta:editing-cycles>
    <meta:document-statistic meta:table-count="0" meta:image-count="0" meta:object-count="0" meta:page-count="4" meta:paragraph-count="179" meta:word-count="611" meta:character-count="5021" meta:non-whitespace-character-count="3840"/>
    <meta:generator>LibreOffice/7.3.7.2$Linux_X86_64 LibreOffice_project/30$Build-2</meta:generator>
  </office:meta>
</office:document-meta>
</file>